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officeooo:rsid="00113dce" officeooo:paragraph-rsid="00113dc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12eb38" officeooo:paragraph-rsid="0012eb38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13ff73" officeooo:paragraph-rsid="0013ff73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20f012" officeooo:paragraph-rsid="00113dce"/>
    </style:style>
    <style:style style:name="P5" style:family="paragraph" style:parent-style-name="Text_20_body" style:list-style-name="L1">
      <style:text-properties officeooo:rsid="00113dce" officeooo:paragraph-rsid="00113dce"/>
    </style:style>
    <style:style style:name="P6" style:family="paragraph" style:parent-style-name="Text_20_body" style:list-style-name="L2">
      <style:text-properties officeooo:rsid="00113dce" officeooo:paragraph-rsid="00113dce"/>
    </style:style>
    <style:style style:name="P7" style:family="paragraph" style:parent-style-name="Text_20_body" style:list-style-name="L2">
      <style:text-properties officeooo:rsid="00113dce" officeooo:paragraph-rsid="00198086"/>
    </style:style>
    <style:style style:name="P8" style:family="paragraph" style:parent-style-name="Text_20_body" style:list-style-name="L2">
      <style:text-properties officeooo:rsid="00198086" officeooo:paragraph-rsid="00198086"/>
    </style:style>
    <style:style style:name="P9" style:family="paragraph" style:parent-style-name="Text_20_body" style:list-style-name="L2">
      <style:text-properties officeooo:rsid="00198086" officeooo:paragraph-rsid="001a982f"/>
    </style:style>
    <style:style style:name="P10" style:family="paragraph" style:parent-style-name="Text_20_body" style:list-style-name="L2">
      <style:text-properties officeooo:rsid="00198086" officeooo:paragraph-rsid="002aa874"/>
    </style:style>
    <style:style style:name="P11" style:family="paragraph" style:parent-style-name="Text_20_body" style:list-style-name="L2">
      <style:text-properties officeooo:rsid="001653fd" officeooo:paragraph-rsid="00198086"/>
    </style:style>
    <style:style style:name="P12" style:family="paragraph" style:parent-style-name="Text_20_body" style:list-style-name="L2">
      <style:text-properties officeooo:rsid="001a982f" officeooo:paragraph-rsid="001a982f"/>
    </style:style>
    <style:style style:name="P13" style:family="paragraph" style:parent-style-name="Text_20_body" style:list-style-name="L2">
      <style:text-properties officeooo:rsid="001a982f" officeooo:paragraph-rsid="00176dd4"/>
    </style:style>
    <style:style style:name="P14" style:family="paragraph" style:parent-style-name="Text_20_body" style:list-style-name="L2">
      <style:text-properties officeooo:rsid="0012eb38" officeooo:paragraph-rsid="0012eb38"/>
    </style:style>
    <style:style style:name="P15" style:family="paragraph" style:parent-style-name="Text_20_body" style:list-style-name="L3">
      <style:text-properties officeooo:rsid="001db809" officeooo:paragraph-rsid="001db809"/>
    </style:style>
    <style:style style:name="P16" style:family="paragraph" style:parent-style-name="Text_20_body" style:list-style-name="L3">
      <style:paragraph-properties>
        <style:tab-stops>
          <style:tab-stop style:position="1.699cm"/>
          <style:tab-stop style:position="4.697cm"/>
        </style:tab-stops>
      </style:paragraph-properties>
      <style:text-properties officeooo:rsid="001db809" officeooo:paragraph-rsid="001f948e"/>
    </style:style>
    <style:style style:name="P17" style:family="paragraph" style:parent-style-name="Text_20_body" style:list-style-name="L3">
      <style:paragraph-properties>
        <style:tab-stops>
          <style:tab-stop style:position="1.72cm"/>
          <style:tab-stop style:position="4.674cm"/>
        </style:tab-stops>
      </style:paragraph-properties>
      <style:text-properties officeooo:rsid="001db809" officeooo:paragraph-rsid="001db809"/>
    </style:style>
    <style:style style:name="P18" style:family="paragraph" style:parent-style-name="Text_20_body" style:list-style-name="L3">
      <style:text-properties officeooo:rsid="001f948e" officeooo:paragraph-rsid="001f948e"/>
    </style:style>
    <style:style style:name="P19" style:family="paragraph" style:parent-style-name="Text_20_body" style:list-style-name="L3">
      <style:text-properties officeooo:rsid="001f948e" officeooo:paragraph-rsid="002ce5f2"/>
    </style:style>
    <style:style style:name="P20" style:family="paragraph" style:parent-style-name="Text_20_body" style:list-style-name="L4">
      <style:paragraph-properties>
        <style:tab-stops>
          <style:tab-stop style:position="1.72cm"/>
          <style:tab-stop style:position="4.674cm"/>
        </style:tab-stops>
      </style:paragraph-properties>
      <style:text-properties officeooo:rsid="001f948e" officeooo:paragraph-rsid="001f948e"/>
    </style:style>
    <style:style style:name="P21" style:family="paragraph" style:parent-style-name="Text_20_body" style:list-style-name="L3">
      <style:paragraph-properties>
        <style:tab-stops>
          <style:tab-stop style:position="1.699cm"/>
          <style:tab-stop style:position="4.697cm"/>
        </style:tab-stops>
      </style:paragraph-properties>
      <style:text-properties officeooo:rsid="001f948e" officeooo:paragraph-rsid="002ce5f2"/>
    </style:style>
    <style:style style:name="P22" style:family="paragraph" style:parent-style-name="Text_20_body" style:list-style-name="L5">
      <style:text-properties officeooo:rsid="001fa236" officeooo:paragraph-rsid="0020f012"/>
    </style:style>
    <style:style style:name="P23" style:family="paragraph" style:parent-style-name="Text_20_body" style:list-style-name="L5">
      <style:text-properties officeooo:rsid="0020f012" officeooo:paragraph-rsid="0020f012"/>
    </style:style>
    <style:style style:name="P24" style:family="paragraph" style:parent-style-name="Text_20_body" style:list-style-name="L5">
      <style:text-properties officeooo:rsid="00278fd7" officeooo:paragraph-rsid="00289b3b"/>
    </style:style>
    <style:style style:name="P25" style:family="paragraph" style:parent-style-name="Text_20_body" style:list-style-name="L5">
      <style:text-properties officeooo:rsid="00214783" officeooo:paragraph-rsid="00214783"/>
    </style:style>
    <style:style style:name="P26" style:family="paragraph" style:parent-style-name="Text_20_body" style:list-style-name="L6">
      <style:text-properties officeooo:rsid="001dbc34" officeooo:paragraph-rsid="001dbc34"/>
    </style:style>
    <style:style style:name="P27" style:family="paragraph" style:parent-style-name="Text_20_body" style:list-style-name="L6">
      <style:text-properties officeooo:rsid="001ee39e" officeooo:paragraph-rsid="001ee39e"/>
    </style:style>
    <style:style style:name="P28" style:family="paragraph" style:parent-style-name="Heading_20_1">
      <style:text-properties officeooo:rsid="00113dce" officeooo:paragraph-rsid="00113dce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3">
      <style:text-properties officeooo:rsid="002ce5f2" officeooo:paragraph-rsid="002ce5f2"/>
    </style:style>
    <style:style style:name="T1" style:family="text">
      <style:text-properties officeooo:rsid="0004e254"/>
    </style:style>
    <style:style style:name="T2" style:family="text">
      <style:text-properties officeooo:rsid="00113dce"/>
    </style:style>
    <style:style style:name="T3" style:family="text">
      <style:text-properties officeooo:rsid="0012eb38"/>
    </style:style>
    <style:style style:name="T4" style:family="text">
      <style:text-properties officeooo:rsid="00153d1c"/>
    </style:style>
    <style:style style:name="T5" style:family="text">
      <style:text-properties officeooo:rsid="00198086"/>
    </style:style>
    <style:style style:name="T6" style:family="text">
      <style:text-properties officeooo:rsid="001a982f"/>
    </style:style>
    <style:style style:name="T7" style:family="text">
      <style:text-properties officeooo:rsid="001ee39e"/>
    </style:style>
    <style:style style:name="T8" style:family="text">
      <style:text-properties officeooo:rsid="001fa236"/>
    </style:style>
    <style:style style:name="T9" style:family="text">
      <style:text-properties officeooo:rsid="0020f012"/>
    </style:style>
    <style:style style:name="T10" style:family="text">
      <style:text-properties officeooo:rsid="0022a26d"/>
    </style:style>
    <style:style style:name="T11" style:family="text">
      <style:text-properties officeooo:rsid="0023fa6e"/>
    </style:style>
    <style:style style:name="T12" style:family="text">
      <style:text-properties officeooo:rsid="00289b3b"/>
    </style:style>
    <style:style style:name="T13" style:family="text">
      <style:text-properties officeooo:rsid="002aa874"/>
    </style:style>
    <style:style style:name="T14" style:family="text">
      <style:text-properties officeooo:rsid="002ce5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Feature</text:span> Specification 1.0</text:p>
      <text:p text:style-name="Text_20_body">Webbasierter Produktkonfigurator für den <text:span text:style-name="T1">mittelständischen M</text:span>aschinenbau (Sell To Order)</text:p>
      <text:h text:style-name="P28" text:outline-level="1">Modell</text:h>
      <text:p text:style-name="P1">available</text:p>
      <text:p text:style-name="P1"><text:tab/>.packaged_goods <text:span text:style-name="T3">[ </text:span>{ id, name, <text:span text:style-name="T3">hygienic, image } ]</text:span></text:p>
      <text:p text:style-name="P1"><text:tab/>.package<text:span text:style-name="T3">_</text:span>types</text:p>
      <text:p text:style-name="P2"><text:tab/>.machine_types</text:p>
      <text:p text:style-name="P2"><text:tab/>.machine_options</text:p>
      <text:p text:style-name="P3"><text:tab/>.paths { images, }</text:p>
      <text:p text:style-name="P1"/>
      <text:p text:style-name="P4">configured</text:p>
      <text:p text:style-name="P1"><text:tab/>.packaged_goods <text:span text:style-name="T3">[ id ]</text:span></text:p>
      <text:p text:style-name="P2"><text:tab/>.package_types [ id ]</text:p>
      <text:p text:style-name="P2"><text:tab/>.machine_types [ id ]</text:p>
      <text:p text:style-name="P2"><text:tab/>.machine_options [ { id, number } ]</text:p>
      <text:p text:style-name="P2"/>
      <text:p text:style-name="P2">configurations [ { id, selected } ]</text:p>
      <text:h text:style-name="P28" text:outline-level="1">Routes</text:h>
      <text:h text:style-name="Heading_20_3" text:outline-level="3">Basis<text:span text:style-name="T6"> (Landing Page)</text:span></text:h>
      <text:list xml:id="list1094999751" text:style-name="L1">
        <text:list-item>
          <text:p text:style-name="P5">GET / show index</text:p>
        </text:list-item>
      </text:list>
      <text:h text:style-name="Heading_20_3" text:outline-level="3">Configuration<text:span text:style-name="T3">s</text:span></text:h>
      <text:list xml:id="list1614099280" text:style-name="L2">
        <text:list-item>
          <text:p text:style-name="P6">I<text:span text:style-name="T5">NDEX</text:span>: GET /configurations</text:p>
          <text:list>
            <text:list-item>
              <text:p text:style-name="P6">Auflisten aller vorhandenen Konfigurationen</text:p>
            </text:list-item>
          </text:list>
        </text:list-item>
        <text:list-item>
          <text:p text:style-name="P7">N<text:span text:style-name="T5">EW</text:span>: GET /configurations/new</text:p>
          <text:list>
            <text:list-item>
              <text:p text:style-name="P10"><text:span text:style-name="T13">Template: new.ejs<text:line-break/>button "create new configuration"</text:span></text:p>
            </text:list-item>
            <text:list-item>
              <text:p text:style-name="P8"><text:span text:style-name="T13">Script: new.js<text:line-break/>auto-submit form after DOM has been loaded</text:span></text:p>
            </text:list-item>
          </text:list>
        </text:list-item>
        <text:list-item>
          <text:p text:style-name="P11">C<text:span text:style-name="T5">REATE</text:span>: POST /configurations</text:p>
          <text:list>
            <text:list-item>
              <text:p text:style-name="P8">erzeugt <text:span text:style-name="T14">eine neue </text:span>Konfiguration im Server</text:p>
            </text:list-item>
            <text:list-item>
              <text:p text:style-name="P12">Redirekt <text:span text:style-name="T14">to </text:span>SHOW</text:p>
            </text:list-item>
          </text:list>
        </text:list-item>
        <text:list-item>
          <text:p text:style-name="P6">S<text:span text:style-name="T5">HOW</text:span>: GET /configurations/:id</text:p>
          <text:list>
            <text:list-item>
              <text:p text:style-name="P8">Server: render Konfigurations-Template (nicht änderbar)</text:p>
            </text:list-item>
            <text:list-item>
              <text:p text:style-name="P7"><text:soft-page-break/>Anzeige verfügbare Optionen (available)</text:p>
            </text:list-item>
            <text:list-item>
              <text:p text:style-name="P6">Anzeige davon selektierter Optionen (selected)</text:p>
            </text:list-item>
            <text:list-item>
              <text:p text:style-name="P12">Anchor-Tag Ändern --&gt; EDIT Route</text:p>
            </text:list-item>
          </text:list>
        </text:list-item>
        <text:list-item>
          <text:p text:style-name="P8">EDIT: GET /configurations/:id/edit</text:p>
          <text:list>
            <text:list-item>
              <text:p text:style-name="P9">Server: render Konfigurations-Template (änderbar)</text:p>
            </text:list-item>
          </text:list>
        </text:list-item>
        <text:list-item>
          <text:p text:style-name="P14"><text:span text:style-name="T5">UPDATE</text:span>: <text:span text:style-name="T4">POST</text:span> /configurations/:id</text:p>
          <text:list>
            <text:list-item>
              <text:p text:style-name="P13">aktualisiert die mit EDIT geänderte Konfiguration im Server</text:p>
            </text:list-item>
            <text:list-item>
              <text:p text:style-name="P13">Redirekt SHOW</text:p>
            </text:list-item>
          </text:list>
        </text:list-item>
      </text:list>
      <text:h text:style-name="Heading_20_3" text:outline-level="3">State Machine</text:h>
      <text:list xml:id="list1260478450" text:style-name="L3">
        <text:list-item>
          <text:p text:style-name="P15">Aktualisierung der Konfiguration auf dem Server mit CRUD, Update-Button aktualisiert per POST</text:p>
        </text:list-item>
        <text:list-item>
          <text:p text:style-name="P18">INDEX -&gt; Add new configuration:</text:p>
          <text:list>
            <text:list-item>
              <text:p text:style-name="P19"><text:span text:style-name="T8">Aufruf der NEW Route,</text:span></text:p>
            </text:list-item>
          </text:list>
        </text:list-item>
        <text:list-item>
          <text:p text:style-name="P16">NEW<text:tab/>/config/new <text:tab/>GET</text:p>
          <text:list>
            <text:list-item>
              <text:p text:style-name="P21"><text:span text:style-name="T14">Script sendet den Form automatisiert</text:span></text:p>
            </text:list-item>
            <text:list-item>
              <text:p text:style-name="P21"><text:span text:style-name="T14">Ziel: </text:span>CREATE<text:span text:style-name="T14"> Route</text:span></text:p>
            </text:list-item>
          </text:list>
        </text:list-item>
        <text:list-item>
          <text:p text:style-name="P17">CREATE<text:tab/>/config<text:tab/>POST<text:line-break/><text:tab/>Erstell-Trigger: CREATE Button in NEW View<text:line-break/><text:tab/>TODO: künftig asynchron über AJAX<text:line-break/><text:tab/>Redirect: /config/:id/edit</text:p>
        </text:list-item>
        <text:list-item>
          <text:p text:style-name="P17">EDIT<text:tab/>/config/:id/edit<text:tab/>GET</text:p>
        </text:list-item>
        <text:list-item>
          <text:p text:style-name="P17">UPDATE<text:tab/>/config/:id<text:tab/>POST<text:line-break/><text:tab/>Aktualisierungs-Trigger: UPDATE Button in EDIT View<text:line-break/><text:tab/>TODO: künftig asynchron über AJAX<text:line-break/><text:tab/>Redirect: /config/:id/edit</text:p>
        </text:list-item>
      </text:list>
      <text:h text:style-name="P30" text:outline-level="3">Templates</text:h>
      <text:list xml:id="list1563613385" text:style-name="L4">
        <text:list-item>
          <text:p text:style-name="P20">New: header, available-options (industries, goods, types), CREATE Button</text:p>
        </text:list-item>
      </text:list>
      <text:h text:style-name="Heading_20_3" text:outline-level="3">TODO</text:h>
      <text:list xml:id="list1881637068" text:style-name="L5">
        <text:list-item>
          <text:p text:style-name="P22">/index.ejs: </text:p>
          <text:list>
            <text:list-item>
              <text:p text:style-name="P22">id="create<text:span text:style-name="T9">-cfg</text:span>" für Link "Add <text:s/>n<text:span text:style-name="T9">ew configuration"</text:span></text:p>
            </text:list-item>
            <text:list-item>
              <text:p text:style-name="P23">script index.js einbinden</text:p>
            </text:list-item>
            <text:list-item>
              <text:p text:style-name="P23">index.js: sendet POST Request, wenn auf "create-cfg" gecklickt wurden (siehe client.js)</text:p>
            </text:list-item>
          </text:list>
        </text:list-item>
        <text:list-item>
          <text:p text:style-name="P23"><text:soft-page-break/>/config/edit.ejs</text:p>
          <text:list>
            <text:list-item>
              <text:p text:style-name="P23">html-Skelett von show.js verwenden</text:p>
            </text:list-item>
            <text:list-item>
              <text:p text:style-name="P23">Update-Buttons nach jeder Sektion einführen</text:p>
            </text:list-item>
            <text:list-item>
              <text:p text:style-name="P23">script edit.js einbinden (Inhalt von client.js)</text:p>
              <text:list>
                <text:list-item>
                  <text:p text:style-name="P24">industry [<text:span text:style-name="T12"> {id, selected} </text:span>]<text:span text:style-name="T12">,</text:span><text:line-break/>goods [<text:span text:style-name="T12"> {id, selected} </text:span>]<text:span text:style-name="T12">,<text:line-break/>t</text:span>ypes [<text:span text:style-name="T12"> {id, selected} </text:span>]</text:p>
                </text:list-item>
              </text:list>
            </text:list-item>
            <text:list-item>
              <text:p text:style-name="P23">Template-Parameter: industries, goods, types, jd</text:p>
              <text:list>
                <text:list-item>
                  <text:p text:style-name="P23">mit id -&gt; als id im div der Kachel verwenden</text:p>
                </text:list-item>
                <text:list-item>
                  <text:p text:style-name="P23">mit selected</text:p>
                </text:list-item>
              </text:list>
            </text:list-item>
          </text:list>
        </text:list-item>
        <text:list-item>
          <text:p text:style-name="P23">Controller:</text:p>
          <text:list>
            <text:list-item>
              <text:p text:style-name="P23">neuangelegte Konfiguration: enthält alle "available" Elemente</text:p>
            </text:list-item>
            <text:list-item>
              <text:p text:style-name="P25">config<text:line-break/><text:tab/>.goods [ {id, <text:span text:style-name="T10">visible, selected, </text:span>name, img, ...} ]<text:line-break/><text:tab/>.types [ {id, <text:span text:style-name="T11">visible, selected, </text:span>name, img, ...} ]</text:p>
            </text:list-item>
          </text:list>
        </text:list-item>
      </text:list>
      <text:h text:style-name="P29" text:outline-level="1">Style</text:h>
      <text:h text:style-name="Heading_20_4" text:outline-level="4"><text:span text:style-name="T7">Selektierbare Bilder-</text:span>Kacheln</text:h>
      <text:list xml:id="list1662795159" text:style-name="L6">
        <text:list-item>
          <text:p text:style-name="P26">onHover: leicht grau opaque einfärben (siehe Unsplash)</text:p>
        </text:list-item>
        <text:list-item>
          <text:p text:style-name="P27">evtl. einen Haken rechts neben der Schrift einfügen (als Zeichen für "selektiert"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4pt" fo:font-weight="bold" style:font-size-asian="28pt" style:font-weight-asian="bold" style:font-size-complex="28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5:22:33.792164413</meta:creation-date>
    <meta:generator>LibreOffice/6.0.7.3$Linux_X86_64 LibreOffice_project/00m0$Build-3</meta:generator>
    <dc:date>2020-05-05T23:02:36.622819945</dc:date>
    <dc:creator>Holger Grzonka</dc:creator>
    <meta:editing-duration>P1DT26M21S</meta:editing-duration>
    <meta:editing-cycles>20</meta:editing-cycles>
    <meta:document-statistic meta:table-count="0" meta:image-count="0" meta:object-count="0" meta:page-count="4" meta:paragraph-count="69" meta:word-count="388" meta:character-count="2624" meta:non-whitespace-character-count="2332"/>
  </office:meta>
</office:document-meta>
</file>